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8.541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1.792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332cm" fo:break-before="auto" style:use-optimal-row-height="true"/>
    </style:style>
    <style:style style:name="ta1" style:family="table" style:master-page-name="PageStyle_5f_Location">
      <style:table-properties table:display="true" style:writing-mode="lr-tb"/>
    </style:style>
    <number:number-style style:name="N5001" number:language="en" number:country="GB">
      <number:number number:decimal-places="0" number:min-integer-digits="1"/>
    </number:number-style>
    <style:style style:name="ce1" style:family="table-cell" style:parent-style-name="Excel_20_Built-in_20_Normal">
      <style:table-cell-properties fo:border-bottom="0.088cm solid #000000" fo:background-color="#0033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003366" style:diagonal-bl-tr="none" style:diagonal-tl-br="none" fo:border-left="none" fo:border-right="none" fo:border-top="0.088cm solid #000000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 style:data-style-name="N50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9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6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5.32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0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cation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table:number-columns-spanned="4" table:number-rows-spanned="1">
            <text:p>Location (Infrastructure Consolidation Extension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2.927cm" svg:height="1.781cm" svg:x="2.487cm" svg:y="0.771cm" draw:caption-point-x="-0.35cm" draw:caption-point-y="0.398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2" draw:text-style-name="P1" svg:width="2.337cm" svg:height="1.781cm" svg:x="8.205cm" svg:y="0.771cm" draw:caption-point-x="-0.35cm" draw:caption-point-y="0.398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3" draw:text-style-name="P1" svg:width="2.927cm" svg:height="1.781cm" svg:x="16.714cm" svg:y="0.771cm" draw:caption-point-x="-0.35cm" draw:caption-point-y="0.398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4" draw:text-style-name="P1" svg:width="5.031cm" svg:height="7.311cm" svg:x="22.209cm" svg:y="0.771cm" draw:caption-point-x="-0.35cm" draw:caption-point-y="0.398cm">
              <dc:creator>AJ</dc:creator>
              <dc:date>2010-04-22T00:00:00</dc:date>
              <text:p text:style-name="P1">The following categories of</text:p>
              <text:p text:style-name="P1">Location apply: Region (applies</text:p>
              <text:p text:style-name="P1">to a grouping of countries or</text:p>
              <text:p text:style-name="P1">territory; e.g., South East Asia,</text:p>
              <text:p text:style-name="P1">UK, and Ireland), Country</text:p>
              <text:p text:style-name="P1">(applies to a single country;</text:p>
              <text:p text:style-name="P1">e.g., US), and Building (applies</text:p>
              <text:p text:style-name="P1">to a site of operation; where</text:p>
              <text:p text:style-name="P1">several offices are collected in a</text:p>
              <text:p text:style-name="P1">single city, this category may</text:p>
              <text:p text:style-name="P1">represent a city), Specific</text:p>
              <text:p text:style-name="P1">Location (applies to any specific</text:p>
              <text:p text:style-name="P1">location within a building, such</text:p>
              <text:p text:style-name="P1">as a server room)</text:p>
            </office:annotation>
            <text:p>Category</text:p>
          </table:table-cell>
          <table:table-cell table:style-name="ce11" office:value-type="string">
            <office:annotation draw:style-name="gr5" draw:text-style-name="P1" svg:width="3.594cm" svg:height="1.781cm" svg:x="27.035cm" svg:y="0.771cm" draw:caption-point-x="-0.35cm" draw:caption-point-y="0.398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3" draw:text-style-name="P1" svg:width="2.67cm" svg:height="1.386cm" svg:x="28.843cm" svg:y="0.771cm" draw:caption-point-x="-0.373cm" draw:caption-point-y="0.398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6" table:number-columns-repeated="1018"/>
        </table:table-row>
        <table:table-row table:style-name="ro3">
          <table:table-cell table:style-name="ce3" office:value-type="string">
            <text:p>BA_LOC_01</text:p>
          </table:table-cell>
          <table:table-cell table:style-name="ce3"/>
          <table:table-cell table:style-name="ce6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02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03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04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05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06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07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08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09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LOC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LOC_12</text:p>
          </table:table-cell>
          <table:table-cell table:style-name="ce3"/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13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14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15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16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17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18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19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LOC_20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106P0" style:volatile="true">
      <number:month/>
      <number:text>/</number:text>
      <number:day/>
      <number:text>/</number:text>
      <number:year/>
    </number:date-style>
    <number:text-style style:name="N106">
      <number:text-content/>
      <style:map style:condition="value()&gt;=0" style:apply-style-name="N106P0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3cm" fo:margin-left="1.7cm" fo:margin-right="1.7cm" style:print-page-order="ttb" style:first-page-number="continue" style:scale-to-X="1" style:scale-to-Y="4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tion" style:display-name="PageStyle_Loc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27" meta:object-count="0"/>
    <meta:generator>OpenOffice.org/3.2$Unix OpenOffice.org_project/320m12$Build-9483</meta:generator>
  </office:meta>
</office:document-meta>
</file>